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futura-pt" svg:font-family="futura-pt, ari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6800d" officeooo:paragraph-rsid="0006800d"/>
    </style:style>
    <style:style style:name="P2" style:family="paragraph" style:parent-style-name="Standard">
      <style:text-properties officeooo:rsid="0005691a" officeooo:paragraph-rsid="0005691a"/>
    </style:style>
    <style:style style:name="P3" style:family="paragraph" style:parent-style-name="Standard">
      <style:text-properties officeooo:rsid="0005691a" officeooo:paragraph-rsid="0008061c"/>
    </style:style>
    <style:style style:name="P4" style:family="paragraph" style:parent-style-name="Standard">
      <style:text-properties officeooo:rsid="00075d42" officeooo:paragraph-rsid="00075d42"/>
    </style:style>
    <style:style style:name="P5" style:family="paragraph" style:parent-style-name="Standard">
      <style:text-properties officeooo:rsid="00075d42" officeooo:paragraph-rsid="0008061c"/>
    </style:style>
    <style:style style:name="T1" style:family="text">
      <style:text-properties officeooo:rsid="00063d0a"/>
    </style:style>
    <style:style style:name="T2" style:family="text">
      <style:text-properties officeooo:rsid="00069026"/>
    </style:style>
    <style:style style:name="T3" style:family="text">
      <style:text-properties fo:font-variant="normal" fo:text-transform="none" fo:color="#212121" loext:opacity="100%" style:font-name="futura-pt" fo:font-size="11.25pt" fo:letter-spacing="normal" fo:font-style="normal" fo:font-weight="normal"/>
    </style:style>
    <style:style style:name="T4" style:family="text">
      <style:text-properties officeooo:rsid="000806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he Ski Resort <text:span text:style-name="T1">Application allows users to view offered services, make or cancel a booking, or view available supplies and booking dates. The Application takes advantage of the built in form calendar </text:span><text:span text:style-name="T2">to </text:span><text:span text:style-name="T1">showcase what dates can be booked. A user can dynamically add party members to their trip or choose to go solo. They can apply different services to either the group or individuals in the group. Every service and product has been priced, available with discounts when purchased in bulk. </text:span><text:span text:style-name="T2">A </text:span><text:span text:style-name="T1">total estimated price is shown at the end of each step in the booking process and a final price at the end of purchase before the user’s final confirmation.</text:span></text:p>
      <text:p text:style-name="P3"/>
      <text:p text:style-name="P5">Environment/Technologies:</text:p>
      <text:p text:style-name="P5"><text:span text:style-name="T3">JavaScript, HTML, CSS, SQL, Python, Flask, Postman, DBeaver, PyCharm, VScode, Psycopg2, Cucumber, Selenium, Behave, Bootsrap4, Java, JUnit5, Maven, Javelin</text:span></text:p>
      <text:p text:style-name="P3"/>
      <text:p text:style-name="P5"><text:span text:style-name="T4">Project Repo</text:span>:</text:p>
      <text:p text:style-name="P5"><text:span text:style-name="T3">https://github.com/Revature-Project-Two-Ski-Resort/Ski-Resor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futura-pt" svg:font-family="futura-pt, ari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800d" officeooo:paragraph-rsid="000680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ki Resort Description<text:tab/>Project 2<text:tab/>05/13/2021</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5-13T15:15:13.485000000</dc:date>
    <meta:editing-duration>PT51M47S</meta:editing-duration>
    <meta:editing-cycles>7</meta:editing-cycles>
    <meta:document-statistic meta:table-count="0" meta:image-count="0" meta:object-count="0" meta:page-count="1" meta:paragraph-count="6" meta:word-count="141" meta:character-count="946" meta:non-whitespace-character-count="810"/>
  </office:meta>
</office:document-meta>
</file>